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Albany AMT" svg:font-family="'Albany AMT'" style:font-pitch="variable"/>
    <style:font-face style:name="Lucida Sans" svg:font-family="'Lucid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automatic-styles>
    <style:style style:name="P1" style:family="paragraph" style:parent-style-name="Preformatted_20_Text">
      <style:text-properties fo:color="#000000" fo:font-size="8pt" style:font-size-asian="8pt" style:font-size-complex="8pt"/>
    </style:style>
    <style:style style:name="P2" style:family="paragraph" style:parent-style-name="Preformatted_20_Text">
      <style:paragraph-properties fo:margin-top="0cm" fo:margin-bottom="0.499cm"/>
      <style:text-properties fo:color="#000000" style:font-name="Lucida Sans" fo:font-size="8pt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</text:span> java.io.BufferedReader;</text:p>
      <text:p text:style-name="P1"><text:span text:style-name="T1">import</text:span> java.io.BufferedWriter;</text:p>
      <text:p text:style-name="P1"><text:span text:style-name="T1">import</text:span> java.io.FileReader;</text:p>
      <text:p text:style-name="P1"><text:span text:style-name="T1">import</text:span> java.io.FileWriter;</text:p>
      <text:p text:style-name="P1"><text:span text:style-name="T1">import</text:span> java.io.FileNotFoundException;</text:p>
      <text:p text:style-name="P1"><text:span text:style-name="T1">import</text:span> java.io.IOException;</text:p>
      <text:p text:style-name="P1"/>
      <text:p text:style-name="P1"><text:span text:style-name="T1">public</text:span> <text:span text:style-name="T1">class</text:span> ContadorDeCaracteres {</text:p>
      <text:p text:style-name="P1"/>
      <text:p text:style-name="P1"><text:s text:c="8"/><text:span text:style-name="T2">//Funciona apenas para letras por comodidade</text:span></text:p>
      <text:p text:style-name="P1"/>
      <text:p text:style-name="P1"><text:s text:c="8"/>static <text:span text:style-name="T1">BufferedReader</text:span> arquivo;</text:p>
      <text:p text:style-name="P1"><text:s text:c="8"/><text:span text:style-name="T1">public</text:span> static final int ALFA_SIZE = 26;</text:p>
      <text:p text:style-name="P1"><text:s text:c="8"/><text:span text:style-name="T1">private</text:span> static final int TO_FIRST_CHAR = -97;</text:p>
      <text:p text:style-name="P1"><text:s text:c="8"/><text:span text:style-name="T1">private</text:span> static final char FIRST_CHAR = 'a';</text:p>
      <text:p text:style-name="P1"/>
      <text:p text:style-name="P1"><text:s text:c="8"/><text:span text:style-name="T1">private</text:span> static char[] alfabeto = <text:span text:style-name="T1">new</text:span> char[ALFA_SIZE]; </text:p>
      <text:p text:style-name="P1"/>
      <text:p text:style-name="P1"><text:s text:c="8"/><text:span text:style-name="T1">public</text:span> static void main (<text:span text:style-name="T1">String</text:span>[] arquivosDeEntrada) <text:span text:style-name="T1">throws</text:span> <text:span text:style-name="T1">IOException</text:span> {</text:p>
      <text:p text:style-name="P1"/>
      <text:p text:style-name="P1"><text:s text:c="16"/><text:span text:style-name="T1">for</text:span> ( <text:span text:style-name="T1">String</text:span> str : arquivosDeEntrada ) {</text:p>
      <text:p text:style-name="P1"><text:s text:c="24"/>arquivo = <text:span text:style-name="T1">new</text:span> <text:span text:style-name="T1">BufferedReader</text:span> ( <text:span text:style-name="T1">new</text:span> <text:span text:style-name="T1">FileReader</text:span> (str) );</text:p>
      <text:p text:style-name="P1"><text:s text:c="24"/>double[] lista = fazContagem ();</text:p>
      <text:p text:style-name="P1"><text:s text:c="24"/>escreveNoArquivo (lista, str+".out");</text:p>
      <text:p text:style-name="P1"><text:s text:c="16"/>}</text:p>
      <text:p text:style-name="P1"><text:s text:c="8"/>}</text:p>
      <text:p text:style-name="P1"/>
      <text:p text:style-name="P1"><text:s text:c="8"/>static double[] fazContagem() <text:span text:style-name="T1">throws</text:span> <text:span text:style-name="T1">IOException</text:span>{</text:p>
      <text:p text:style-name="P1"><text:s text:c="16"/></text:p>
      <text:p text:style-name="P1"><text:s text:c="16"/>int[] ocorr = <text:span text:style-name="T1">new</text:span> int[ALFA_SIZE];</text:p>
      <text:p text:style-name="P1"/>
      <text:p text:style-name="P1"><text:s text:c="16"/><text:span text:style-name="T1">System</text:span>.out.println("\nFazendo Contagem...\n");</text:p>
      <text:p text:style-name="P1"/>
      <text:p text:style-name="P1"><text:s text:c="16"/><text:span text:style-name="T2">//Le as linhas do arquivo</text:span></text:p>
      <text:p text:style-name="P1"><text:s text:c="16"/><text:span text:style-name="T1">while</text:span> (<text:span text:style-name="T1">true</text:span>) {</text:p>
      <text:p text:style-name="P1"><text:s text:c="24"/><text:span text:style-name="T1">String</text:span> linha = arquivo.readLine();</text:p>
      <text:p text:style-name="P1"><text:s text:c="24"/><text:span text:style-name="T1">if</text:span> (linha != <text:span text:style-name="T1">null</text:span>) { <text:s text:c="19"/></text:p>
      <text:p text:style-name="P1"><text:s text:c="32"/>linha = linha.toLowerCase();</text:p>
      <text:p text:style-name="P1"><text:s text:c="32"/><text:span text:style-name="T2">//Extrai os caracteres das linhas <text:s text:c="22"/></text:span></text:p>
      <text:p text:style-name="P1"><text:s text:c="32"/><text:span text:style-name="T1">for</text:span>(int i=0; i&lt;linha.length();i++) {</text:p>
      <text:p text:style-name="P1"><text:s text:c="40"/>char c = linha.charAt(i);</text:p>
      <text:p text:style-name="P1"><text:s text:c="40"/><text:span text:style-name="T2">//Incrementa as ocorrencias</text:span></text:p>
      <text:p text:style-name="P1"><text:s text:c="40"/>ocorr[c+TO_FIRST_CHAR]++;</text:p>
      <text:p text:style-name="P1"><text:s text:c="32"/>}</text:p>
      <text:p text:style-name="P1"/>
      <text:p text:style-name="P1"><text:s text:c="24"/>} <text:span text:style-name="T1">else</text:span> <text:span text:style-name="T1">break</text:span>;</text:p>
      <text:p text:style-name="P1"><text:s text:c="16"/>} <text:s text:c="6"/></text:p>
      <text:p text:style-name="P1"><text:s text:c="16"/></text:p>
      <text:p text:style-name="P1"><text:s text:c="16"/>int soma=0;</text:p>
      <text:p text:style-name="P1"><text:s text:c="16"/>double[] percents = <text:span text:style-name="T1">new</text:span> double[ALFA_SIZE];</text:p>
      <text:p text:style-name="P1"><text:s text:c="16"/></text:p>
      <text:p text:style-name="P1"><text:s text:c="16"/><text:span text:style-name="T1">for</text:span> (int i=0;i&lt;ALFA_SIZE;i++) { soma+= ocorr[i]; }</text:p>
      <text:p text:style-name="P1"><text:s text:c="16"/><text:span text:style-name="T1">for</text:span> (int i=0;i&lt;ALFA_SIZE;i++) {</text:p>
      <text:p text:style-name="P1"><text:s text:c="24"/>percents[i] = 100 * ( (double)ocorr[i] / (double)soma );</text:p>
      <text:p text:style-name="P1"><text:s text:c="16"/>} <text:s text:c="14"/></text:p>
      <text:p text:style-name="P1"><text:s text:c="16"/><text:span text:style-name="T1">return</text:span> percents;</text:p>
      <text:p text:style-name="P1"><text:s text:c="8"/>}</text:p>
      <text:p text:style-name="P1"><text:s text:c="8"/>static void escreveNoArquivo(double[] stat, <text:span text:style-name="T1">String</text:span> filename ) <text:span text:style-name="T1">throws</text:span> <text:span text:style-name="T1">IOException</text:span> {</text:p>
      <text:p text:style-name="P1"><text:s text:c="16"/>alfabeto[0] = FIRST_CHAR;</text:p>
      <text:p text:style-name="P1"><text:s text:c="16"/><text:span text:style-name="T1">for</text:span> (int i=1;i&lt;ALFA_SIZE;i++) {</text:p>
      <text:p text:style-name="P1"><text:s text:c="24"/>alfabeto[i] = ++alfabeto[0];</text:p>
      <text:p text:style-name="P1"><text:s text:c="16"/>}</text:p>
      <text:p text:style-name="P1"><text:s text:c="16"/><text:span text:style-name="T2">//corrige a primeira letra</text:span></text:p>
      <text:p text:style-name="P1"><text:s text:c="16"/>alfabeto[0] = FIRST_CHAR;</text:p>
      <text:p text:style-name="P1"><text:s text:c="16"/></text:p>
      <text:p text:style-name="P1"><text:s text:c="16"/><text:span text:style-name="T1">BufferedWriter</text:span> pencil = <text:span text:style-name="T1">new</text:span> <text:span text:style-name="T1">BufferedWriter</text:span> ( <text:span text:style-name="T1">new</text:span> <text:span text:style-name="T1">FileWriter</text:span> (filename) );</text:p>
      <text:p text:style-name="P1"><text:s text:c="16"/></text:p>
      <text:p text:style-name="P1"><text:s text:c="16"/>pencil.write(ALFA_SIZE+"\n");</text:p>
      <text:p text:style-name="P1"><text:s text:c="16"/><text:span text:style-name="T1">for</text:span> ( int i=0; i&lt;ALFA_SIZE; i++ ) {</text:p>
      <text:p text:style-name="P1"><text:s text:c="24"/>pencil.write( alfabeto[i]+" "+stat[i]+"\n");</text:p>
      <text:p text:style-name="P1"><text:s text:c="16"/>} <text:s text:c="14"/></text:p>
      <text:p text:style-name="P1"><text:s text:c="16"/>pencil.flush();</text:p>
      <text:p text:style-name="P1"><text:s text:c="8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Albany AMT" svg:font-family="'Albany AMT'" style:font-pitch="variable"/>
    <style:font-face style:name="Lucida Sans" svg:font-family="'Lucid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t" fo:country="BR" style:font-name-asian="Albany AMT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Lucida Sans" fo:font-size="8pt" style:font-size-asian="8pt" style:font-size-complex="8pt"/>
    </style:style>
    <style:style style:name="T1" style:family="text">
      <style:text-properties style:font-name="Lucida Sans" fo:font-size="8pt" style:font-size-asian="8pt" style:font-size-complex="8pt"/>
    </style:style>
    <style:page-layout style:name="pm1">
      <style:page-layout-properties fo:page-width="21.001cm" fo:page-height="29.7cm" style:num-format="1" style:print-orientation="portrait" fo:margin-top="1.3cm" fo:margin-bottom="1.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itle>Trabalho Prático IV - AEDS II</text:title><text:tab/><text:tab/><text:subject>Anexo I - Código: ContadorDeCaracteres.java</text:subject></text:p>
      </style:header>
      <style:footer>
        <text:p text:style-name="Footer"><text:tab/><text:tab/><text:span text:style-name="T1"><text:page-number text:select-page="current">1</text:page-number></text:span><text:span text:style-name="T1">/</text:span><text:span text:style-name="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dc:title>Trabalho Prático IV - AEDS II</dc:title>
    <dc:subject>Anexo I - Código: ContadorDeCaracteres.java</dc:subject>
    <meta:creation-date>2006-05-29T09:25:43</meta:creation-date>
    <dc:creator>Gustavo Guimaraes</dc:creator>
    <dc:date>2006-05-29T09:48:06</dc:date>
    <dc:language>pt-BR</dc:language>
    <meta:editing-cycles>4</meta:editing-cycles>
    <meta:editing-duration>PT6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0" meta:word-count="232" meta:character-count="2854"/>
  </office:meta>
</office:document-meta>
</file>